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199" officeooo:paragraph-rsid="00148199"/>
    </style:style>
    <style:style style:name="P2" style:family="paragraph" style:parent-style-name="Standard">
      <style:text-properties officeooo:rsid="001983e7" officeooo:paragraph-rsid="001983e7"/>
    </style:style>
    <style:style style:name="P3" style:family="paragraph" style:parent-style-name="Standard">
      <style:text-properties officeooo:rsid="001a457a" officeooo:paragraph-rsid="001a457a"/>
    </style:style>
    <style:style style:name="P4" style:family="paragraph" style:parent-style-name="Standard">
      <style:text-properties officeooo:rsid="001f1e82" officeooo:paragraph-rsid="001f1e82"/>
    </style:style>
    <style:style style:name="P5" style:family="paragraph" style:parent-style-name="Standard">
      <style:text-properties officeooo:rsid="0023e84c" officeooo:paragraph-rsid="0023e84c"/>
    </style:style>
    <style:style style:name="P6" style:family="paragraph" style:parent-style-name="Standard">
      <style:text-properties officeooo:rsid="0024406b" officeooo:paragraph-rsid="0024406b"/>
    </style:style>
    <style:style style:name="P7" style:family="paragraph" style:parent-style-name="Standard">
      <style:text-properties officeooo:rsid="002795f1" officeooo:paragraph-rsid="002795f1"/>
    </style:style>
    <style:style style:name="P8" style:family="paragraph" style:parent-style-name="Standard">
      <style:text-properties officeooo:rsid="00298719" officeooo:paragraph-rsid="00298719"/>
    </style:style>
    <style:style style:name="P9" style:family="paragraph" style:parent-style-name="Standard">
      <style:text-properties officeooo:paragraph-rsid="00298719"/>
    </style:style>
    <style:style style:name="P10" style:family="paragraph" style:parent-style-name="Standard">
      <style:text-properties officeooo:rsid="0032842e" officeooo:paragraph-rsid="0032842e"/>
    </style:style>
    <style:style style:name="P11" style:family="paragraph" style:parent-style-name="Preformatted_20_Text">
      <style:text-properties officeooo:paragraph-rsid="00298719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30282d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31264c"/>
    </style:style>
    <style:style style:name="T1" style:family="text">
      <style:text-properties officeooo:rsid="00167bc3"/>
    </style:style>
    <style:style style:name="T2" style:family="text">
      <style:text-properties officeooo:rsid="001a457a"/>
    </style:style>
    <style:style style:name="T3" style:family="text">
      <style:text-properties officeooo:rsid="001d76eb"/>
    </style:style>
    <style:style style:name="T4" style:family="text">
      <style:text-properties officeooo:rsid="001f2748"/>
    </style:style>
    <style:style style:name="T5" style:family="text">
      <style:text-properties officeooo:rsid="002b7b6e"/>
    </style:style>
    <style:style style:name="T6" style:family="text">
      <style:text-properties officeooo:rsid="002cffc2"/>
    </style:style>
    <style:style style:name="T7" style:family="text">
      <style:text-properties officeooo:rsid="00298719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ee659"/>
    </style:style>
    <style:style style:name="T10" style:family="text">
      <style:text-properties style:font-name="Liberation Serif" fo:font-size="12pt" officeooo:rsid="002ee659" style:font-size-asian="10.5pt" style:font-size-complex="12pt"/>
    </style:style>
    <style:style style:name="T11" style:family="text">
      <style:text-properties style:font-name="Liberation Serif" fo:font-size="12pt" officeooo:rsid="0031264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priori</text:p>
      <text:p text:style-name="P1">- Thuật toán tìm kiếm các itemsets phổ biến trong 1 dataset dành cho luật liên kết đúng sai.</text:p>
      <text:p text:style-name="P1">- Giả thiết trong Apriori: tất cả các subset của 1 item<text:span text:style-name="T1">set phổ biến phải là phổ biến. Nếu 1 itemset là phổ biến thì tất cả các supersets của nó sẽ là không phổ biến</text:span></text:p>
      <text:p text:style-name="P1">- Bước 1: K=1:</text:p>
      <text:p text:style-name="P2">+ Tạo 1 bảng C1 (Candidate set) đếm số lượng mỗi phần tử xuất hiện trong dataset <text:span text:style-name="T2">(support_count)</text:span></text:p>
      <text:p text:style-name="P3">+ Lọc ra các item có support_count nhỏ hơn min_count <text:span text:style-name="T3">(Ví dụ min_count = 2), giữ lại support_count &gt;= min_count → itemset L1</text:span></text:p>
      <text:p text:style-name="P4">- Bước 2: K=2:</text:p>
      <text:p text:style-name="P4">+ Tạo C2 sử dụng L1 <text:span text:style-name="T4">(bước join). Điều kiện join L(k-1) và L(k-1) là chúng có K-2 phần tử chung.</text:span></text:p>
      <text:p text:style-name="P5">+ Kiểm tra tất cả các subset của 1 itemset là phổ biến hay không. Nếu không phổ biến thì bỏ itemset đó.</text:p>
      <text:p text:style-name="P6">+ Tìm kiếm trong dataset và đếm sup_count của các itemsets.</text:p>
      <text:p text:style-name="P7">(Slide)</text:p>
      <text:p text:style-name="P7"/>
      <text:p text:style-name="P10">2. FP- tree:</text:p>
      <text:p text:style-name="P10">- Đưa 1 CSDL về 1 cây truy vấn</text:p>
      <text:p text:style-name="P7"/>
      <text:p text:style-name="P7">Facebook Graph API:</text:p>
      <text:p text:style-name="P7">- Đồ thị gồm:</text:p>
      <text:p text:style-name="P7">+ Node: 1 người dùng, 1 ảnh, 1 trang hoặc 1 bình luận</text:p>
      <text:p text:style-name="P8">+ Edge: Liên kết giữa 1 collection các đối tượng và 1 đối tượng như là các ảnh trên 1 trang hoặc các bình luận trên 1 ảnh.</text:p>
      <text:p text:style-name="P8">+ Fields: dữ liệu về 1 đối tượng: tên trang, sinh nhật người dùng.</text:p>
      <text:p text:style-name="P8">Sử dụng node để lấy dữ liệu của các đtuong cụ thể, dùng cạnh để lấy collec<text:span text:style-name="T5">tions của các đối tượng trên 1 đối tượng đơn lẻ, dùng field để lấy dữ liệu về từng đối tượng trong 1 collection hoặc các đtuong riêng lẻ (xác định dữ liệu nào ta cần trong response).</text:span></text:p>
      <text:p text:style-name="P8">- HTTP based →<text:span text:style-name="T6"> dùng được trên curl và urllib</text:span></text:p>
      <text:p text:style-name="P9"><text:span text:style-name="T7">- Host: </text:span><text:span text:style-name="Source_20_Text">graph.facebook.com</text:span></text:p>
      <text:p text:style-name="P9"><text:span text:style-name="Source_20_Text"><text:span text:style-name="T8">- Object IDs:</text:span></text:span><text:span text:style-name="Source_20_Text"><text:span text:style-name="T9"> Node là các đối tượng đơn lẻ, mỗi đtượng có 1 ID → lấy dữ liệu qua truy vấn ID.</text:span></text:span></text:p>
      <text:p text:style-name="P11"><text:span text:style-name="Source_20_Text"><text:span text:style-name="T9">curl -i -X GET \</text:span></text:span></text:p>
      <text:p text:style-name="Preformatted_20_Text"><text:s text:c="2"/>"https://graph.facebook.com/object-id</text:p>
      <text:p text:style-name="P12"><text:s text:c="4"/>?access_token=your-access-token"</text:p>
      <text:p text:style-name="P13"><text:span text:style-name="Source_20_Text"><text:span text:style-name="T10">access_token: hầu hết các Graph API đề yêu cầu 1 access_token và cách dễ nhất lấy được access_token là cài đặt Face</text:span></text:span><text:span text:style-name="Source_20_Text"><text:span text:style-name="T11">book Log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9:01:52.794699295</meta:creation-date>
    <meta:generator>LibreOffice/6.2.4.2$Linux_X86_64 LibreOffice_project/20$Build-2</meta:generator>
    <dc:date>2019-07-01T11:45:52.312458684</dc:date>
    <meta:editing-duration>PT2H33M39S</meta:editing-duration>
    <meta:editing-cycles>28</meta:editing-cycles>
    <meta:document-statistic meta:table-count="0" meta:image-count="0" meta:object-count="0" meta:page-count="1" meta:paragraph-count="26" meta:word-count="356" meta:character-count="1727" meta:non-whitespace-character-count="1391"/>
  </office:meta>
</office:document-meta>
</file>